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7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8.66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2.16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2.666cm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Arial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P3" style:family="paragraph">
      <style:paragraph-properties fo:text-align="center"/>
      <style:text-properties style:font-name="Arial"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2" draw:layer="layout" svg:width="13cm" svg:height="0.962cm" svg:x="1cm" svg:y="1.038cm">
          <draw:text-box>
            <text:p text:style-name="P1"><text:span text:style-name="T1">Engine</text:span></text:p>
          </draw:text-box>
        </draw:frame>
        <draw:custom-shape draw:style-name="gr2" draw:text-style-name="P4" draw:layer="layout" svg:width="2.3cm" svg:height="0.9cm" svg:x="1.1cm" svg:y="2.2cm">
          <text:p text:style-name="P3"><text:span text:style-name="T2">Receiv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0.9cm" svg:x="3.4cm" svg:y="2.2cm">
          <text:p text:style-name="P3"><text:span text:style-name="T2">Classify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0.9cm" svg:x="5.7cm" svg:y="2.2cm">
          <text:p text:style-name="P3"><text:span text:style-name="T2">Matc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0.9cm" svg:x="8cm" svg:y="2.2cm">
          <text:p text:style-name="P3"><text:span text:style-name="T2">Reproc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cm" svg:height="0.9cm" svg:x="1.1cm" svg:y="3.1cm">
          <text:p text:style-name="P3"><text:span text:style-name="T2">Not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7cm" svg:height="0.9cm" svg:x="1.1cm" svg:y="4cm">
          <text:p text:style-name="P3"><text:span text:style-name="T2">Event driven process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cm" svg:height="0.9cm" svg:x="10.6cm" svg:y="3.1cm">
          <text:p text:style-name="P3"><text:span text:style-name="T2">Sett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cm" svg:height="0.9cm" svg:x="10.6cm" svg:y="2.2cm">
          <text:p text:style-name="P3"><text:span text:style-name="T2">U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20:17:08.565118508</meta:creation-date>
    <dc:date>2016-10-29T20:24:30.035994667</dc:date>
    <meta:editing-duration>PT7M14S</meta:editing-duration>
    <meta:editing-cycles>15</meta:editing-cycles>
    <meta:generator>LibreOffice/5.0.6.3$FreeBSD_X86_64 LibreOffice_project/00m0$Build-3</meta:generator>
    <meta:document-statistic meta:object-count="9"/>
  </office:meta>
</office:document-meta>
</file>